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beration_Sans_4.ttf" manifest:media-type="application/x-font-ttf"/>
  <manifest:file-entry manifest:full-path="Fonts/Font_Linux_Libertine_G_2.ttf" manifest:media-type="application/x-font-ttf"/>
  <manifest:file-entry manifest:full-path="Fonts/Font_Liberation_Sans_3.ttf" manifest:media-type="application/x-font-ttf"/>
  <manifest:file-entry manifest:full-path="Fonts/Font_Linux_Libertine_G_1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paragraph-rsid="00200aa8"/>
    </style:style>
    <style:style style:name="T1" style:family="text">
      <style:text-properties officeooo:rsid="00200aa8"/>
    </style:style>
    <style:style style:name="T2" style:family="text">
      <style:text-properties officeooo:rsid="0020f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</text:p>
      <text:p text:style-name="Standard"/>
      <text:p text:style-name="P2">Na aula anterior, vimos três coisas sobre os sacramentos, que são importantes para entendermos o significado do batismo. </text:p>
      <text:p text:style-name="P2"/>
      <text:p text:style-name="P2">1) Primeiro, assim como a oração e a pregação da Palavra, o batismo é um meio de graça. Ess<text:span text:style-name="T1">a</text:span>s <text:span text:style-name="T1">práticas espirituais que chamamos ‘</text:span>meios de graça <text:span text:style-name="T1">especial</text:span>’, são exclusividade dos crentes, em contraste com o que os teólogos chamam de 'graça comum', que Deus dá a todos os homens e está por exemplo no fôlego de vida, na inteligência e moralidade, em que Ele faz o <text:span text:style-name="T1">Seu </text:span>sol sair e a dá chuva sobre justos e injustos… Por outro lado, os meios da graça salvadora são a maneira através do que Deus edifica a Igreja e santifica os crentes, <text:span text:style-name="T1">distinguindo eles do</text:span> mundo, no sentido de purificá-los dos pecados que o Senhor Jesus pagou na Cruz.</text:p>
      <text:p text:style-name="P2"/>
      <text:p text:style-name="P2">2) Vimos em segundo lugar que, como um sacramento, o batismo é um símbolo, um sinal visível de uma realidade espiritual. Assim como os anjos, nós somos seres espirituais, mas diferente deles, somos seres espirituais com um corpo físico. Tudo o que conhecemos desde a nossa concepção é aquilo que podemos ver com nossos olhos, tocar e sentir através desse corpo. Deus nos deu por Sua palavra, a promessa de perdoar os nossos pecados (em Jeremias 31.31-34, p.ex. [que veremos em seguida]) e quando a água do batismo toca a nossa pele, isso é uma dramatização da Palavra de Deus para dar vida à nossa memória, e conectar o conhecimento com o coração que é a sede dos nossos afetos. Então, o batismo <text:span text:style-name="T2">por</text:span> água é o evento <text:span text:style-name="T2">público </text:span>na história do crente neste mundo, que representa o momento em que fomos batizados com o Espírito Santo, e que fomos lavados dos nossos pecados.</text:p>
      <text:p text:style-name="P2"/>
      <text:p text:style-name="P2">3) Por último, vimos que o batismo é um selo, um penhor, uma garantia de que nós fazemos parte do povo de Deus. Não uma garantia no sentido que a partir do momento do batismo, Deus fica obrigado a te dar a salvação, mas sim que através do batismo nós temos uma demonstração pública daquilo que já é uma realidade no nosso coração, que é o testemunho do Espírito Santo que somos filhos de Deus, e a certeza da promessa que o Senhor nos deu que, aquele que crendo no Evangelho com o coração, confessar com a boca que o Cristo é o Senhor, Ele também o confessará diante do Pai. Por isso na aula passada o Rodrigo disse que é estranho alguém crer no Evangelho e não toma a iniciativa de ser batizado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5-10-29T19:17:14.626052384</dc:date>
    <meta:editing-duration>PT1M45S</meta:editing-duration>
    <meta:editing-cycles>1</meta:editing-cycles>
    <meta:document-statistic meta:table-count="0" meta:image-count="0" meta:object-count="0" meta:page-count="1" meta:paragraph-count="5" meta:word-count="423" meta:character-count="2327" meta:non-whitespace-character-count="1907"/>
  </office:meta>
</office:document-meta>
</file>